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ce style:name="Lohit Devanagari1" svg:font-family="'Lohit Devanagari'" style:font-pitch="variable"/>
    <style:font-face style:name="Noto Sans CJK SC Regular" svg:font-family="'Noto Sans CJK SC Regular'"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sian="Liberation Serif1" style:font-name-complex="Liberation Serif1"/>
    </style:style>
    <style:style style:name="P2" style:family="paragraph" style:parent-style-name="Standard" style:master-page-name="Standard">
      <style:paragraph-properties fo:text-align="center" style:justify-single-word="false" style:page-number="auto"/>
    </style:style>
    <style:style style:name="T1" style:family="text">
      <style:text-properties fo:font-weight="bold" style:font-weight-asian="bold" style:font-weight-complex="bold"/>
    </style:style>
    <style:style style:name="T2" style:family="text">
      <style:text-properties fo:font-weight="bold" style:font-name-asian="Liberation Serif1" style:font-weight-asian="bold" style:font-name-complex="Liberation Serif1" style:font-weight-complex="bold"/>
    </style:style>
    <style:style style:name="T3" style:family="text">
      <style:text-properties style:font-name-asian="Liberation Serif1" style:font-name-complex="Liberation Serif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text:s/>ATM</text:span><text:span text:style-name="T1"> Script – Experience </text:span></text:p>
      <text:p text:style-name="Standard"/>
      <text:p text:style-name="Standard">In the atm script I created three functions, deposits, wthdrawals, and balance check. Then collected customer input for what action they want to take, and withdraw and deposit inputs as needed. Then calculated balance changes as needed, and printed out the final total. </text:p>
      <text:p text:style-name="Standard"/>
      <text:p text:style-name="Standard">One of the errors I encountered today was “<text:span text:style-name="T3">TypeError: account_balance() takes 0 positional arguments but 1 was given</text:span>” it was caused by the fact that my function and my variable had the same name.</text:p>
      <text:p text:style-name="Standard"/>
      <text:p text:style-name="Standard">The next error I encountered was “<text:span text:style-name="T3">SyntaxError: invalid syntax</text:span>”, it was caused by a double comma “,,” in my print statement. I removed the duplicate comma.</text:p>
      <text:p text:style-name="Standard"/>
      <text:p text:style-name="Standard">The next error was “<text:span text:style-name="T3">TypeError: unsupported operand type(s) for +: 'float' and 'str'”, in this case I forgot to change the string input to float after accepting the input.</text:span></text:p>
      <text:p text:style-name="P1"><text:s/></text:p>
      <text:p text:style-name="P1">The last error I encountered was “NameError: name 'deposit_amount' is not defined” in this case I had copied the code for the deposit function and had failed to update all the fields to be “withdrawal”. </text:p>
      <text:p text:style-name="P1"><text:s/></text:p>
      <text:p text:style-name="Standard"><text:span text:style-name="T3"><text:s/>------------------------------------------------</text:span></text:p>
      <text:p text:style-name="Standard"><text:span text:style-name="T3"><text:s text:c="2"/>File "ATM.py", line 28, in &lt;module&gt;</text:span></text:p>
      <text:p text:style-name="Standard"><text:span text:style-name="T3"><text:s text:c="4"/>account_balance(account_balance)</text:span></text:p>
      <text:p text:style-name="P1">TypeError: account_balance() takes 0 positional arguments but 1 was given</text:p>
      <text:p text:style-name="Standard"><text:span text:style-name="T3"><text:s/>------------------------------------------------</text:span></text:p>
      <text:p text:style-name="Standard"><text:span text:style-name="T3"><text:s text:c="2"/>File "ATM.py", line 17</text:span></text:p>
      <text:p text:style-name="Standard"><text:span text:style-name="T3"><text:s text:c="4"/>print("Deposit was ",,'${:,.2f}'.format(deposit_amount),", current balance is ",'${:,.2f}'.format(account_balance))</text:span></text:p>
      <text:p text:style-name="Standard"><text:span text:style-name="T3"><text:s text:c="25"/>^</text:span></text:p>
      <text:p text:style-name="P1">SyntaxError: invalid syntax</text:p>
      <text:p text:style-name="Standard"><text:span text:style-name="T3"><text:s/>------------------------------------------------</text:span></text:p>
      <text:p text:style-name="Standard"><text:span text:style-name="T3"><text:s text:c="2"/>File "ATM.py", line 16, in process_deposit</text:span></text:p>
      <text:p text:style-name="Standard"><text:span text:style-name="T3"><text:s text:c="4"/>account_balance = account_balance + deposit_amount</text:span></text:p>
      <text:p text:style-name="P1">TypeError: unsupported operand type(s) for +: 'float' and 'str'</text:p>
      <text:p text:style-name="Standard"><text:span text:style-name="T3"><text:s/>------------------------------------------------</text:span></text:p>
      <text:p text:style-name="Standard"><text:span text:style-name="T3"><text:s text:c="2"/>File "ATM.py", line 43, in &lt;module&gt;</text:span></text:p>
      <text:p text:style-name="Standard"><text:span text:style-name="T3"><text:s text:c="4"/>account_balance = process_withdrawal(withdrawl_amount, account_balance)</text:span></text:p>
      <text:p text:style-name="Standard"><text:span text:style-name="T3"><text:s text:c="2"/>File "ATM.py", line 24, in process_withdrawal</text:span></text:p>
      <text:p text:style-name="Standard"><text:span text:style-name="T3"><text:s text:c="4"/>print("Withdrawl amount was ",'${:,.2f}'.format(deposit_amount),", current balance is ",'${:,.2f}'.format(account_balance))</text:span></text:p>
      <text:p text:style-name="P1">NameError: name 'deposit_amount' is not defined</text:p>
      <text:p text:style-name="Standard"><text:span text:style-name="T3"><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face style:name="Lohit Devanagari1" svg:font-family="'Lohit Devanagari'" style:font-pitch="variable"/>
    <style:font-face style:name="Noto Sans CJK SC Regular" svg:font-family="'Noto Sans CJK SC Regular'"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Liberation Serif1" fo:font-family="'Liberation Serif', 'Times New Roman'" style:font-family-generic="roman" style:font-pitch="variable" fo:font-size="12pt" fo:language="en" fo:country="US" style:letter-kerning="true" style:font-name-asian="Noto Sans CJK SC Regular" style:font-family-asian="'Noto Sans CJK SC Regular'" style:font-pitch-asian="variable" style:font-size-asian="12pt" style:language-asian="zh" style:country-asian="CN" style:font-name-complex="Lohit Devanagari1" style:font-family-complex="'Lohit Devanagari'"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Noto Sans CJK SC Regular" style:font-family-asian="'Noto Sans CJK SC Regular'" style:font-pitch-asian="variable" style:font-size-asian="14pt" style:font-name-complex="Lohit Devanagari1"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omplex="Lohit Devanagari"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717in" fo:margin-bottom="0.7327in" style:dynamic-spacing="true"/>
      </style:header-style>
      <style:footer-style/>
    </style:page-layout>
  </office:automatic-styles>
  <office:master-styles>
    <style:master-page style:name="Standard" style:page-layout-name="Mpm1">
      <style:header>
        <text:p text:style-name="Header">Erica Southworth</text:p>
        <text:p text:style-name="Header">IT-140-X2470 Introduction to Scripting 18EW2</text:p>
        <text:p text:style-name="Header">Nancy Hill</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 S</meta:initial-creator>
    <meta:creation-date>2018-11-28T12:28:47.962786800</meta:creation-date>
    <dc:creator>E S</dc:creator>
    <dc:date>2018-11-28T19:16:26.512666800</dc:date>
    <meta:editing-cycles>7</meta:editing-cycles>
    <meta:editing-duration>PT48M32S</meta:editing-duration>
    <meta:document-statistic meta:table-count="0" meta:image-count="0" meta:object-count="0" meta:page-count="1" meta:paragraph-count="31" meta:word-count="266" meta:character-count="2170" meta:non-whitespace-character-count="1866"/>
    <meta:generator>LibreOffice/6.0.7.3$Windows_X86_64 LibreOffice_project/dc89aa7a9eabfd848af146d5086077aeed2ae4a5</meta:generator>
  </office:meta>
</office:document-meta>
</file>